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Courier 10 Pitch" officeooo:paragraph-rsid="001795e9"/>
    </style:style>
    <style:style style:name="T1" style:family="text">
      <style:text-properties officeooo:rsid="0016c93f"/>
    </style:style>
    <style:style style:name="T2" style:family="text">
      <style:text-properties officeooo:rsid="001795e9"/>
    </style:style>
    <style:style style:name="T3"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zpečnost informačních systémů</text:p>
      <text:p text:style-name="Subtitle">Pojekt č. 2</text:p>
      <text:p text:style-name="Subtitle">Jan Wrona, xwrona00@stud.fit.vutbr.cz</text:p>
      <text:p text:style-name="Heading">Popis a princip zranitelnosti</text:p>
      <text:p text:style-name="Text_20_body">Jedná se o zranitelnost způsobenou chybou v implementaci rozšíření TLS heartbeat. Zranitelnosti je známá pod názvem heartbleed, její identifikátor je CVE-2014-0160. Princip <text:span text:style-name="T2">s</text:span>počívá ve špatném (respektive žádném) kontrolování mezí při tvorbě odpovědi na heartbeat požadavek. Ten obsahuje sekvenci bajtů, které předchází <text:span text:style-name="T2">číslo udávájící</text:span> jejich počet. Pokud je ale udaný počet bajtů větší, než počet skutečně zaslaných, server to nezkontroluje a bere v potaz udanou délku. Do odpovědi tak vloží nejen bajty z požadavku, ale také bajty, které následovaly v paměti procesu serveru. Délka je 16ti bitové číslo, lze tak teoreticky vyčíst až 65535 bajtů paměti serveru. Ta může obsahovat přihlašovací údaje, soukromé klíče či jiné citlivé <text:span text:style-name="T2">informace</text:span>.</text:p>
      <text:p text:style-name="Heading">Popis tunelování služby na pracovní stanici</text:p>
      <text:p text:style-name="Text_20_body">Tunelování služby na pracovní stanicic jsem provedl jediným příkazem:</text:p>
      <text:p text:style-name="P1"># ssh -L 443:ptest6.local:443 -4 stud@bis.fit.vutbr.cz -p 65011 <text:span text:style-name="T2">\</text:span></text:p>
      <text:p text:style-name="P1">-i bis_id_rsa</text:p>
      <text:p text:style-name="Text_20_body">Přepínač -L programu ssh zajistí, že připojení na daný port na lokální stanici budou přesměrována na danou adresu a port na vzdálené stanici. Zjednodušeně řečeno, spojení na port 443 bude tunelováno přes stroj bis.fit.vutbr.cz až na stroj ptest6.local a jeho port 443. Protože 443 patří mezi porty, které na Linuxu nejde otevřít bez práv superuživatele, je potřeba příkaz spouštět <text:span text:style-name="T2">s příslušnými právy</text:span>.</text:p>
      <text:p text:style-name="Heading"><text:span text:style-name="T1">O</text:span>věření zranitelnost<text:span text:style-name="T1">i</text:span></text:p>
      <text:p text:style-name="Text_20_body">Prvním krokem je navázat spojení se serverem. Použil jsem standardní spojovanou službu. Nově vzniklému soketu jsem nastavil timeout na 5 vteřin. Dále je potřeba vytvořit ClientHello zprávu, pro inicializaci protokolu TLS. Ta se v mém případě příliš neliší od běžných ClientHello zpráv. Obsahuje mimo jiné několik šifer (CipherSuite), ze kterých by si měl vybrat každý server, dále zpráva obsahuje rozšíření pro heartbeat HeartbeatExtension. Použil jsem TLS verze 1.2. Na ClientHello server odpovídá zprávou ServerHello, kterou je potřeba celou přijmout. Poté už je možné odeslat nevalidní heartbeat zprávu. Ta <text:span text:style-name="T2">udává</text:span> maximální možnou délku payloadu (0xffff), jeho skutečná délka je <text:span text:style-name="T2">však</text:span> nulová. Po odesální je očekávána odpověd. Pokud soketu vyprší timeout, server na nevalidní heartbeat požadavek neodpovídá a pravděpodobně netrpí na heartbleed zranitelnost. Pokud ovšem odpoví, stačí odstranit TLS a heartbeat hlavičky a naskytne se nám pohled na 64KiB paměti serveru. Spojení se serverem je <text:span text:style-name="T2">nyní možné </text:span>ukonč<text:span text:style-name="T2">it</text:span>.</text:p>
      <text:p text:style-name="Heading"><text:soft-page-break/><text:span text:style-name="T1">Z</text:span>ísk přístupových údajů</text:p>
      <text:p text:style-name="Text_20_body">Přístupové údaje jsou z přijaté paměti získány velice jednoduše. Využil jsou k tomu metodu findall třídy re a regulární výraz <text:span text:style-name="T3">username=(.*?)&amp;password=(.*?)&amp;</text:span>. V paměti tedy hledám všechny výskyty přístupových údajů.</text:p>
      <text:p text:style-name="Heading">Validace přístupových údajů</text:p>
      <text:p text:style-name="Text_20_body">Pro validaci údajů je potřeba vytvořit nové spojení s webovým serverem. K tomu jsem použil metod<text:span text:style-name="T2">u</text:span> HTTPSConnection třídy httplib. Formulář se na server zasílá HTTP metodou POST, je tedy potřeba nastavit hlavičky Content-type a Accept. Payload zprávy tvoří řetězec username=USERNAME&amp;password=PASSWORD&amp;login_send=TRUE, ve kterém je USERNAME nahrazeno přihlašovacím jménem získaným z paměti a PASSWORD nahrazen příslušným získaným helsem. Postupně se zkouší všechny získané dvojice jména a hesla. Je možné, že údaje v paměti serveru byly zakódovány pro potřebu přenosu metodou POST. Počítá se zakódovanýma i již rozkódovanýma údajema.</text:p>
      <text:p text:style-name="Text_20_body">Odpovědi serveru jsou možné dvě (mimo chyby serveru apod.). Validitu údajů ověřuji hledáním řetězce “You get it!!!” v payloadu přijaté odpovědi. Pokud je řetězec nalezen, údaje jsou validní, jsou vypsány na standardní výsup, je <text:span text:style-name="T2">pro</text:span>vedeno odhlášení a program je ukončen. Pokud řetězec nalezen nebyl, údaje jsou nevalidní. V takovém případě je celý proces opakován do té doby, než nejsou validní údaje naleze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Wrona</meta:initial-creator>
    <meta:creation-date>2015-12-18T16:02:02.773837464</meta:creation-date>
    <dc:date>2015-12-18T18:24:43.132925692</dc:date>
    <dc:creator>Jan Wrona</dc:creator>
    <meta:editing-duration>PT1H18M8S</meta:editing-duration>
    <meta:editing-cycles>3</meta:editing-cycles>
    <meta:generator>LibreOffice/5.0.3.2$Linux_X86_64 LibreOffice_project/00$Build-2</meta:generator>
    <meta:document-statistic meta:table-count="0" meta:image-count="0" meta:object-count="0" meta:page-count="2" meta:paragraph-count="17" meta:word-count="539" meta:character-count="3776" meta:non-whitespace-character-count="3254"/>
  </office:meta>
</office:document-meta>
</file>